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25.7mm"/>
    </style:style>
    <style:style style:name="co8" style:family="table-column">
      <style:table-column-properties fo:break-before="auto" style:column-width="35.38mm"/>
    </style:style>
    <style:style style:name="co9" style:family="table-column">
      <style:table-column-properties fo:break-before="auto" style:column-width="12.08mm"/>
    </style:style>
    <style:style style:name="co10" style:family="table-column">
      <style:table-column-properties fo:break-before="auto" style:column-width="3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SE RBF part daily" table:style-name="ta1">
        <table:shapes>
          <draw:frame draw:z-index="0" draw:style-name="gr1" draw:text-style-name="P1" svg:width="190.52mm" svg:height="113.68mm" svg:x="317.03mm" svg:y="6.11mm">
            <draw:object draw:notify-on-update-of-ranges="'MSE RBF part daily'.C3:'MSE RBF part daily'.C10 'MSE RBF part daily'.M3:'MSE RBF part daily'.M3 'MSE RBF part daily'.I3:'MSE RBF part daily'.I10 'MSE RBF part daily'.C12:'MSE RBF part daily'.C16 'MSE RBF part daily'.M4:'MSE RBF part daily'.M4 'MSE RBF part daily'.I12:'MSE RBF part daily'.I16 'MSE RBF part daily'.C18:'MSE RBF part daily'.C23 'MSE RBF part daily'.M5:'MSE RBF part daily'.M5 'MSE RBF part daily'.I18:'MSE RBF part daily'.I23 'MSE RBF part daily'.C25:'MSE RBF part daily'.C30 'MSE RBF part daily'.M6:'MSE RBF part daily'.M6 'MSE RBF part daily'.I25:'MSE RBF part daily'.I30 'MSE RBF part daily'.C32:'MSE RBF part daily'.C37 'MSE RBF part daily'.M7:'MSE RBF part daily'.M7 'MSE RBF part daily'.I32:'MSE RBF part daily'.I37 'MSE RBF part daily'.K3:'MSE RBF part daily'.K4 'MSE RBF part daily'.M2:'MSE RBF part daily'.M2 'MSE RBF part daily'.J3:'MSE RBF part daily'.J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MSE at i-th iteration [10e6]</text:p>
          </table:table-cell>
          <table:covered-table-cell table:number-columns-repeated="2"/>
          <table:table-cell/>
          <table:table-cell table:style-name="ce5" office:value-type="string" calcext:value-type="string" table:number-columns-spanned="1" table:number-rows-spanned="2">
            <text:p>Average M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# neuron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covered-table-cell table:style-name="ce5"/>
          <table:table-cell table:number-columns-repeated="3"/>
          <table:table-cell table:style-name="ce7" office:value-type="string" calcext:value-type="string">
            <text:p>MSE best features</text:p>
          </table:table-cell>
        </table:table-row>
        <table:table-row table:style-name="ro1">
          <table:table-cell/>
          <table:table-cell table:style-name="ce2" office:value-type="float" office:value="0.2" calcext:value-type="float" table:number-columns-spanned="1" table:number-rows-spanned="8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2" calcext:value-type="float">
            <text:p>3,72</text:p>
          </table:table-cell>
          <table:table-cell office:value-type="float" office:value="3.715" calcext:value-type="float">
            <text:p>3,715</text:p>
          </table:table-cell>
          <table:table-cell office:value-type="float" office:value="3.7154" calcext:value-type="float">
            <text:p>3,7154</text:p>
          </table:table-cell>
          <table:table-cell/>
          <table:table-cell table:formula="of:=AVERAGE([.E3:.G3])" office:value-type="float" office:value="3.7168" calcext:value-type="float">
            <text:p>3,7168</text:p>
          </table:table-cell>
          <table:table-cell table:style-name="ce6" office:value-type="float" office:value="1.26" calcext:value-type="float">
            <text:p>1,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ead = 0.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2.82" calcext:value-type="float">
            <text:p>2,82</text:p>
          </table:table-cell>
          <table:table-cell office:value-type="float" office:value="2.823" calcext:value-type="float">
            <text:p>2,823</text:p>
          </table:table-cell>
          <table:table-cell office:value-type="float" office:value="2.8823" calcext:value-type="float">
            <text:p>2,8823</text:p>
          </table:table-cell>
          <table:table-cell/>
          <table:table-cell table:formula="of:=AVERAGE([.E4:.G4])" office:value-type="float" office:value="2.84176666666667" calcext:value-type="float">
            <text:p>2,8417666667</text:p>
          </table:table-cell>
          <table:table-cell office:value-type="float" office:value="1.26" calcext:value-type="float">
            <text:p>1,2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pread = 0.4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895" calcext:value-type="float">
            <text:p>1,895</text:p>
          </table:table-cell>
          <table:table-cell office:value-type="float" office:value="1.5875" calcext:value-type="float">
            <text:p>1,5875</text:p>
          </table:table-cell>
          <table:table-cell office:value-type="float" office:value="1.8947" calcext:value-type="float">
            <text:p>1,8947</text:p>
          </table:table-cell>
          <table:table-cell/>
          <table:table-cell table:formula="of:=AVERAGE([.E5:.G5])" office:value-type="float" office:value="1.7924" calcext:value-type="float">
            <text:p>1,7924</text:p>
          </table:table-cell>
          <table:table-cell table:style-name="ce6" office:value-type="float" office:value="1.26" calcext:value-type="float">
            <text:p>1,26</text:p>
          </table:table-cell>
          <table:table-cell table:number-columns-repeated="2"/>
          <table:table-cell office:value-type="string" calcext:value-type="string">
            <text:p>Spread = 0.6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588" calcext:value-type="float">
            <text:p>1,588</text:p>
          </table:table-cell>
          <table:table-cell office:value-type="float" office:value="1.5516" calcext:value-type="float">
            <text:p>1,5516</text:p>
          </table:table-cell>
          <table:table-cell office:value-type="float" office:value="1.5875" calcext:value-type="float">
            <text:p>1,5875</text:p>
          </table:table-cell>
          <table:table-cell/>
          <table:table-cell table:formula="of:=AVERAGE([.E6:.G6])" office:value-type="float" office:value="1.5757" calcext:value-type="float">
            <text:p>1,5757</text:p>
          </table:table-cell>
          <table:table-cell office:value-type="float" office:value="1.26" calcext:value-type="float">
            <text:p>1,26</text:p>
          </table:table-cell>
          <table:table-cell table:number-columns-repeated="2"/>
          <table:table-cell office:value-type="string" calcext:value-type="string">
            <text:p>Spread = 0.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552" calcext:value-type="float">
            <text:p>1,552</text:p>
          </table:table-cell>
          <table:table-cell office:value-type="float" office:value="1.4355" calcext:value-type="float">
            <text:p>1,4355</text:p>
          </table:table-cell>
          <table:table-cell office:value-type="float" office:value="1.5516" calcext:value-type="float">
            <text:p>1,5516</text:p>
          </table:table-cell>
          <table:table-cell/>
          <table:table-cell table:formula="of:=AVERAGE([.E7:.G7])" office:value-type="float" office:value="1.51303333333333" calcext:value-type="float">
            <text:p>1,5130333333</text:p>
          </table:table-cell>
          <table:table-cell table:style-name="ce6" office:value-type="float" office:value="1.26" calcext:value-type="float">
            <text:p>1,26</text:p>
          </table:table-cell>
          <table:table-cell table:number-columns-repeated="2"/>
          <table:table-cell office:value-type="string" calcext:value-type="string">
            <text:p>Spread = 1</text:p>
          </table:table-cell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435" calcext:value-type="float">
            <text:p>1,435</text:p>
          </table:table-cell>
          <table:table-cell table:number-columns-repeated="2" office:value-type="float" office:value="1.4355" calcext:value-type="float">
            <text:p>1,4355</text:p>
          </table:table-cell>
          <table:table-cell/>
          <table:table-cell table:formula="of:=AVERAGE([.E8:.G8])" office:value-type="float" office:value="1.43533333333333" calcext:value-type="float">
            <text:p>1,4353333333</text:p>
          </table:table-cell>
          <table:table-cell office:value-type="float" office:value="1.26" calcext:value-type="float">
            <text:p>1,2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/>
          <table:table-cell office:value-type="float" office:value="1.363" calcext:value-type="float">
            <text:p>1,363</text:p>
          </table:table-cell>
          <table:table-cell table:number-columns-repeated="2" office:value-type="float" office:value="1.3632" calcext:value-type="float">
            <text:p>1,3632</text:p>
          </table:table-cell>
          <table:table-cell/>
          <table:table-cell table:formula="of:=AVERAGE([.E9:.G9])" office:value-type="float" office:value="1.36313333333333" calcext:value-type="float">
            <text:p>1,3631333333</text:p>
          </table:table-cell>
          <table:table-cell table:style-name="ce6" office:value-type="float" office:value="1.26" calcext:value-type="float">
            <text:p>1,2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35" calcext:value-type="float">
            <text:p>35</text:p>
          </table:table-cell>
          <table:table-cell/>
          <table:table-cell office:value-type="float" office:value="1.296" calcext:value-type="float">
            <text:p>1,296</text:p>
          </table:table-cell>
          <table:table-cell office:value-type="float" office:value="1.2965" calcext:value-type="float">
            <text:p>1,2965</text:p>
          </table:table-cell>
          <table:table-cell office:value-type="float" office:value="1.29645" calcext:value-type="float">
            <text:p>1,29645</text:p>
          </table:table-cell>
          <table:table-cell/>
          <table:table-cell table:formula="of:=AVERAGE([.E10:.G10])" office:value-type="float" office:value="1.29631666666667" calcext:value-type="float">
            <text:p>1,2963166667</text:p>
          </table:table-cell>
          <table:table-cell office:value-type="float" office:value="1.26" calcext:value-type="float">
            <text:p>1,2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.4" calcext:value-type="float" table:number-columns-spanned="1" table:number-rows-spanned="5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15" calcext:value-type="float">
            <text:p>3,715</text:p>
          </table:table-cell>
          <table:table-cell table:number-columns-repeated="2" office:value-type="float" office:value="3.7154" calcext:value-type="float">
            <text:p>3,7154</text:p>
          </table:table-cell>
          <table:table-cell/>
          <table:table-cell table:formula="of:=AVERAGE([.E12:.G12])" office:value-type="float" office:value="3.71526666666667" calcext:value-type="float">
            <text:p>3,71526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2.89" calcext:value-type="float">
            <text:p>2,89</text:p>
          </table:table-cell>
          <table:table-cell/>
          <table:table-cell table:formula="of:=AVERAGE([.E13:.G13])" office:value-type="float" office:value="2.89" calcext:value-type="float">
            <text:p>2,8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.163" calcext:value-type="float">
            <text:p>2,163</text:p>
          </table:table-cell>
          <table:table-cell/>
          <table:table-cell table:formula="of:=AVERAGE([.E14:.G14])" office:value-type="float" office:value="2.163" calcext:value-type="float">
            <text:p>2,16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.4395" calcext:value-type="float">
            <text:p>1,4395</text:p>
          </table:table-cell>
          <table:table-cell office:value-type="float" office:value="1.43946" calcext:value-type="float">
            <text:p>1,43946</text:p>
          </table:table-cell>
          <table:table-cell/>
          <table:table-cell table:formula="of:=AVERAGE([.E15:.G15])" office:value-type="float" office:value="1.43948666666667" calcext:value-type="float">
            <text:p>1,43948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.2336" calcext:value-type="float">
            <text:p>1,2336</text:p>
          </table:table-cell>
          <table:table-cell office:value-type="float" office:value="1.23364" calcext:value-type="float">
            <text:p>1,23364</text:p>
          </table:table-cell>
          <table:table-cell/>
          <table:table-cell table:formula="of:=AVERAGE([.E16:.G16])" office:value-type="float" office:value="1.23361333333333" calcext:value-type="float">
            <text:p>1,233613333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.6" calcext:value-type="float" table:number-columns-spanned="1" table:number-rows-spanned="6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15" calcext:value-type="float">
            <text:p>3,715</text:p>
          </table:table-cell>
          <table:table-cell table:number-columns-repeated="2" office:value-type="float" office:value="3.7154" calcext:value-type="float">
            <text:p>3,7154</text:p>
          </table:table-cell>
          <table:table-cell/>
          <table:table-cell table:formula="of:=AVERAGE([.E18:.G18])" office:value-type="float" office:value="3.71526666666667" calcext:value-type="float">
            <text:p>3,71526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2.9053" calcext:value-type="float">
            <text:p>2,9053</text:p>
          </table:table-cell>
          <table:table-cell office:value-type="float" office:value="2.9054" calcext:value-type="float">
            <text:p>2,9054</text:p>
          </table:table-cell>
          <table:table-cell office:value-type="float" office:value="2.90537" calcext:value-type="float">
            <text:p>2,90537</text:p>
          </table:table-cell>
          <table:table-cell/>
          <table:table-cell table:formula="of:=AVERAGE([.E19:.G19])" office:value-type="float" office:value="2.90535666666667" calcext:value-type="float">
            <text:p>2,90535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.1919" calcext:value-type="float">
            <text:p>2,1919</text:p>
          </table:table-cell>
          <table:table-cell office:value-type="float" office:value="2.19193" calcext:value-type="float">
            <text:p>2,19193</text:p>
          </table:table-cell>
          <table:table-cell/>
          <table:table-cell table:formula="of:=AVERAGE([.E20:.G20])" office:value-type="float" office:value="2.19191" calcext:value-type="float">
            <text:p>2,1919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.7252" calcext:value-type="float">
            <text:p>1,7252</text:p>
          </table:table-cell>
          <table:table-cell office:value-type="float" office:value="1.72522" calcext:value-type="float">
            <text:p>1,72522</text:p>
          </table:table-cell>
          <table:table-cell/>
          <table:table-cell table:formula="of:=AVERAGE([.E21:.G21])" office:value-type="float" office:value="1.72520666666667" calcext:value-type="float">
            <text:p>1,72520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.3535" calcext:value-type="float">
            <text:p>1,3535</text:p>
          </table:table-cell>
          <table:table-cell office:value-type="float" office:value="1.35354" calcext:value-type="float">
            <text:p>1,35354</text:p>
          </table:table-cell>
          <table:table-cell/>
          <table:table-cell table:formula="of:=AVERAGE([.E22:.G22])" office:value-type="float" office:value="1.35351333333333" calcext:value-type="float">
            <text:p>1,353513333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2536" calcext:value-type="float">
            <text:p>1,2536</text:p>
          </table:table-cell>
          <table:table-cell table:number-columns-repeated="2" office:value-type="float" office:value="1.25361" calcext:value-type="float">
            <text:p>1,25361</text:p>
          </table:table-cell>
          <table:table-cell/>
          <table:table-cell table:formula="of:=AVERAGE([.E23:.G23])" office:value-type="float" office:value="1.25360666666667" calcext:value-type="float">
            <text:p>1,253606666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.8" calcext:value-type="float" table:number-columns-spanned="1" table:number-rows-spanned="6">
            <text:p>0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15" calcext:value-type="float">
            <text:p>3,715</text:p>
          </table:table-cell>
          <table:table-cell table:number-columns-repeated="2" office:value-type="float" office:value="3.7154" calcext:value-type="float">
            <text:p>3,7154</text:p>
          </table:table-cell>
          <table:table-cell/>
          <table:table-cell table:formula="of:=AVERAGE([.E25:.G25])" office:value-type="float" office:value="3.71526666666667" calcext:value-type="float">
            <text:p>3,71526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2.493" calcext:value-type="float">
            <text:p>2,493</text:p>
          </table:table-cell>
          <table:table-cell office:value-type="float" office:value="2.4954" calcext:value-type="float">
            <text:p>2,4954</text:p>
          </table:table-cell>
          <table:table-cell office:value-type="float" office:value="2.4925" calcext:value-type="float">
            <text:p>2,4925</text:p>
          </table:table-cell>
          <table:table-cell/>
          <table:table-cell table:formula="of:=AVERAGE([.E26:.G26])" office:value-type="float" office:value="2.49363333333333" calcext:value-type="float">
            <text:p>2,493633333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2.061" calcext:value-type="float">
            <text:p>2,061</text:p>
          </table:table-cell>
          <table:table-cell table:number-columns-repeated="2" office:value-type="float" office:value="2.0607" calcext:value-type="float">
            <text:p>2,0607</text:p>
          </table:table-cell>
          <table:table-cell/>
          <table:table-cell table:formula="of:=AVERAGE([.E27:.G27])" office:value-type="float" office:value="2.0608" calcext:value-type="float">
            <text:p>2,060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751" calcext:value-type="float">
            <text:p>1,751</text:p>
          </table:table-cell>
          <table:table-cell office:value-type="float" office:value="1.75124" calcext:value-type="float">
            <text:p>1,75124</text:p>
          </table:table-cell>
          <table:table-cell office:value-type="float" office:value="1.7512" calcext:value-type="float">
            <text:p>1,7512</text:p>
          </table:table-cell>
          <table:table-cell/>
          <table:table-cell table:formula="of:=AVERAGE([.E28:.G28])" office:value-type="float" office:value="1.75114666666667" calcext:value-type="float">
            <text:p>1,75114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404" calcext:value-type="float">
            <text:p>1,404</text:p>
          </table:table-cell>
          <table:table-cell table:number-columns-repeated="2" office:value-type="float" office:value="1.4042" calcext:value-type="float">
            <text:p>1,4042</text:p>
          </table:table-cell>
          <table:table-cell/>
          <table:table-cell table:formula="of:=AVERAGE([.E29:.G29])" office:value-type="float" office:value="1.40413333333333" calcext:value-type="float">
            <text:p>1,404133333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.2893" calcext:value-type="float">
            <text:p>1,2893</text:p>
          </table:table-cell>
          <table:table-cell/>
          <table:table-cell table:formula="of:=AVERAGE([.E30:.G30])" office:value-type="float" office:value="1.2893" calcext:value-type="float">
            <text:p>1,289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3.7154" calcext:value-type="float">
            <text:p>3,7154</text:p>
          </table:table-cell>
          <table:table-cell/>
          <table:table-cell table:formula="of:=AVERAGE([.E32:.G32])" office:value-type="float" office:value="3.7154" calcext:value-type="float">
            <text:p>3,715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2.4348" calcext:value-type="float">
            <text:p>2,4348</text:p>
          </table:table-cell>
          <table:table-cell office:value-type="float" office:value="2.4349" calcext:value-type="float">
            <text:p>2,4349</text:p>
          </table:table-cell>
          <table:table-cell office:value-type="float" office:value="2.43478" calcext:value-type="float">
            <text:p>2,43478</text:p>
          </table:table-cell>
          <table:table-cell/>
          <table:table-cell table:formula="of:=AVERAGE([.E33:.G33])" office:value-type="float" office:value="2.43482666666667" calcext:value-type="float">
            <text:p>2,434826666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6906" calcext:value-type="float">
            <text:p>1,6906</text:p>
          </table:table-cell>
          <table:table-cell office:value-type="float" office:value="1.69055" calcext:value-type="float">
            <text:p>1,69055</text:p>
          </table:table-cell>
          <table:table-cell office:value-type="float" office:value="1.6906" calcext:value-type="float">
            <text:p>1,6906</text:p>
          </table:table-cell>
          <table:table-cell/>
          <table:table-cell table:formula="of:=AVERAGE([.E34:.G34])" office:value-type="float" office:value="1.69058333333333" calcext:value-type="float">
            <text:p>1,690583333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1.497" calcext:value-type="float">
            <text:p>1,497</text:p>
          </table:table-cell>
          <table:table-cell/>
          <table:table-cell table:formula="of:=AVERAGE([.E35:.G35])" office:value-type="float" office:value="1.497" calcext:value-type="float">
            <text:p>1,49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3897" calcext:value-type="float">
            <text:p>1,3897</text:p>
          </table:table-cell>
          <table:table-cell office:value-type="float" office:value="1.38965" calcext:value-type="float">
            <text:p>1,38965</text:p>
          </table:table-cell>
          <table:table-cell office:value-type="float" office:value="1.3897" calcext:value-type="float">
            <text:p>1,3897</text:p>
          </table:table-cell>
          <table:table-cell/>
          <table:table-cell table:formula="of:=AVERAGE([.E36:.G36])" office:value-type="float" office:value="1.38968333333333" calcext:value-type="float">
            <text:p>1,3896833333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.2931" calcext:value-type="float">
            <text:p>1,2931</text:p>
          </table:table-cell>
          <table:table-cell/>
          <table:table-cell table:formula="of:=AVERAGE([.E37:.G37])" office:value-type="float" office:value="1.2931" calcext:value-type="float">
            <text:p>1,2931</text:p>
          </table:table-cell>
          <table:table-cell table:number-columns-repeated="4"/>
        </table:table-row>
      </table:table>
      <table:table table:name="MSE RBF hourly" table:style-name="ta1">
        <table:shapes>
          <draw:frame draw:z-index="0" draw:style-name="gr1" draw:text-style-name="P1" svg:width="260.69mm" svg:height="144.15mm" svg:x="166.86mm" svg:y="15.98mm">
            <draw:object draw:notify-on-update-of-ranges="'MSE RBF hourly'.D27:'MSE RBF hourly'.D33 'MSE RBF hourly'.B3:'MSE RBF hourly'.B9 'MSE RBF hourly'.F3:'MSE RBF hourly'.F3 'MSE RBF hourly'.E3:'MSE RBF hourly'.E9 'MSE RBF hourly'.B11:'MSE RBF hourly'.B17 'MSE RBF hourly'.F4:'MSE RBF hourly'.F4 'MSE RBF hourly'.E11:'MSE RBF hourly'.E17 'MSE RBF hourly'.B19:'MSE RBF hourly'.B25 'MSE RBF hourly'.F5:'MSE RBF hourly'.F5 'MSE RBF hourly'.E19:'MSE RBF hourly'.E25 'MSE RBF hourly'.B27:'MSE RBF hourly'.B33 'MSE RBF hourly'.F6:'MSE RBF hourly'.F6 'MSE RBF hourly'.E27:'MSE RBF hourly'.E33 'MSE RBF hourly'.B35:'MSE RBF hourly'.B41 'MSE RBF hourly'.F7:'MSE RBF hourly'.F7 'MSE RBF hourly'.E35:'MSE RBF hourly'.E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5" table:default-cell-style-name="ce3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ce5" office:value-type="string" calcext:value-type="string" table:number-columns-spanned="1" table:number-rows-spanned="2">
            <text:p>Average MSE [1e4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# neurons</text:p>
          </table:table-cell>
          <table:table-cell table:style-name="ce1"/>
          <table:covered-table-cell table:style-name="ce5"/>
          <table:table-cell table:number-columns-repeated="2"/>
        </table:table-row>
        <table:table-row table:style-name="ro1">
          <table:table-cell table:style-name="ce2" office:value-type="float" office:value="0.2" calcext:value-type="float" table:number-columns-spanned="1" table:number-rows-spanned="7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table:formula="of:=[.D3]*10" office:value-type="float" office:value="33.3" calcext:value-type="float">
            <text:p>33,3</text:p>
          </table:table-cell>
          <table:table-cell office:value-type="string" calcext:value-type="string">
            <text:p>Spread = 0.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D4]*10" office:value-type="float" office:value="21.5" calcext:value-type="float">
            <text:p>21,5</text:p>
          </table:table-cell>
          <table:table-cell office:value-type="string" calcext:value-type="string">
            <text:p>Spread = 0.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81" calcext:value-type="float">
            <text:p>1,81</text:p>
          </table:table-cell>
          <table:table-cell table:formula="of:=[.D5]*10" office:value-type="float" office:value="18.1" calcext:value-type="float">
            <text:p>18,1</text:p>
          </table:table-cell>
          <table:table-cell office:value-type="string" calcext:value-type="string">
            <text:p>Spread = 0.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D6]*10" office:value-type="float" office:value="16.6" calcext:value-type="float">
            <text:p>16,6</text:p>
          </table:table-cell>
          <table:table-cell office:value-type="string" calcext:value-type="string">
            <text:p>Spread = 0.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49" calcext:value-type="float">
            <text:p>1,49</text:p>
          </table:table-cell>
          <table:table-cell table:formula="of:=[.D7]*10" office:value-type="float" office:value="14.9" calcext:value-type="float">
            <text:p>14,9</text:p>
          </table:table-cell>
          <table:table-cell office:value-type="string" calcext:value-type="string">
            <text:p>Spread = 1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37" calcext:value-type="float">
            <text:p>1,37</text:p>
          </table:table-cell>
          <table:table-cell table:formula="of:=[.D8]*10" office:value-type="float" office:value="13.7" calcext:value-type="float">
            <text:p>13,7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office:value-type="float" office:value="1.31" calcext:value-type="float">
            <text:p>1,31</text:p>
          </table:table-cell>
          <table:table-cell table:formula="of:=[.D9]*10" office:value-type="float" office:value="13.1" calcext:value-type="float">
            <text:p>13,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0.4" calcext:value-type="float" table:number-columns-spanned="1" table:number-rows-spanned="7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table:formula="of:=[.D11]*10" office:value-type="float" office:value="33.3" calcext:value-type="float">
            <text:p>33,3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.89" calcext:value-type="float">
            <text:p>1,89</text:p>
          </table:table-cell>
          <table:table-cell table:formula="of:=[.D12]*10" office:value-type="float" office:value="18.9" calcext:value-type="float">
            <text:p>18,9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72" calcext:value-type="float">
            <text:p>1,72</text:p>
          </table:table-cell>
          <table:table-cell table:formula="of:=[.D13]*10" office:value-type="float" office:value="17.2" calcext:value-type="float">
            <text:p>17,2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63" calcext:value-type="float">
            <text:p>1,63</text:p>
          </table:table-cell>
          <table:table-cell table:formula="of:=[.D14]*10" office:value-type="float" office:value="16.3" calcext:value-type="float">
            <text:p>16,3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59" calcext:value-type="float">
            <text:p>1,59</text:p>
          </table:table-cell>
          <table:table-cell table:formula="of:=[.D15]*10" office:value-type="float" office:value="15.9" calcext:value-type="float">
            <text:p>15,9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52" calcext:value-type="float">
            <text:p>1,52</text:p>
          </table:table-cell>
          <table:table-cell table:formula="of:=[.D16]*10" office:value-type="float" office:value="15.2" calcext:value-type="float">
            <text:p>15,2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office:value-type="float" office:value="1.48" calcext:value-type="float">
            <text:p>1,48</text:p>
          </table:table-cell>
          <table:table-cell table:formula="of:=[.D17]*10" office:value-type="float" office:value="14.8" calcext:value-type="float">
            <text:p>14,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0.6" calcext:value-type="float" table:number-columns-spanned="1" table:number-rows-spanned="7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table:formula="of:=[.D19]*10" office:value-type="float" office:value="33.3" calcext:value-type="float">
            <text:p>33,3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D20]*10" office:value-type="float" office:value="19" calcext:value-type="float">
            <text:p>19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68" calcext:value-type="float">
            <text:p>1,68</text:p>
          </table:table-cell>
          <table:table-cell table:formula="of:=[.D21]*10" office:value-type="float" office:value="16.8" calcext:value-type="float">
            <text:p>16,8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63" calcext:value-type="float">
            <text:p>1,63</text:p>
          </table:table-cell>
          <table:table-cell table:formula="of:=[.D22]*10" office:value-type="float" office:value="16.3" calcext:value-type="float">
            <text:p>16,3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58" calcext:value-type="float">
            <text:p>1,58</text:p>
          </table:table-cell>
          <table:table-cell table:formula="of:=[.D23]*10" office:value-type="float" office:value="15.8" calcext:value-type="float">
            <text:p>15,8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54" calcext:value-type="float">
            <text:p>1,54</text:p>
          </table:table-cell>
          <table:table-cell table:formula="of:=[.D24]*10" office:value-type="float" office:value="15.4" calcext:value-type="float">
            <text:p>15,4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office:value-type="float" office:value="1.48" calcext:value-type="float">
            <text:p>1,48</text:p>
          </table:table-cell>
          <table:table-cell table:formula="of:=[.D25]*10" office:value-type="float" office:value="14.8" calcext:value-type="float">
            <text:p>14,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0.8" calcext:value-type="float" table:number-columns-spanned="1" table:number-rows-spanned="7">
            <text:p>0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table:formula="of:=[.D27]*10" office:value-type="float" office:value="33.3" calcext:value-type="float">
            <text:p>33,3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.98" calcext:value-type="float">
            <text:p>1,98</text:p>
          </table:table-cell>
          <table:table-cell table:formula="of:=[.D28]*10" office:value-type="float" office:value="19.8" calcext:value-type="float">
            <text:p>19,8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.82" calcext:value-type="float">
            <text:p>1,82</text:p>
          </table:table-cell>
          <table:table-cell table:formula="of:=[.D29]*10" office:value-type="float" office:value="18.2" calcext:value-type="float">
            <text:p>18,2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.72" calcext:value-type="float">
            <text:p>1,72</text:p>
          </table:table-cell>
          <table:table-cell table:formula="of:=[.D30]*10" office:value-type="float" office:value="17.2" calcext:value-type="float">
            <text:p>17,2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D31]*10" office:value-type="float" office:value="16.6" calcext:value-type="float">
            <text:p>16,6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office:value-type="float" office:value="1.63" calcext:value-type="float">
            <text:p>1,63</text:p>
          </table:table-cell>
          <table:table-cell table:formula="of:=[.D32]*10" office:value-type="float" office:value="16.3" calcext:value-type="float">
            <text:p>16,3</text:p>
          </table:table-cell>
          <table:table-cell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office:value-type="float" office:value="1.61" calcext:value-type="float">
            <text:p>1,61</text:p>
          </table:table-cell>
          <table:table-cell table:formula="of:=[.D33]*10" office:value-type="float" office:value="16.1" calcext:value-type="float">
            <text:p>16,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1" calcext:value-type="float" table:number-columns-spanned="1" table:number-rows-spanned="7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table:formula="of:=[.D35]*10" office:value-type="float" office:value="33.3" calcext:value-type="float">
            <text:p>33,3</text:p>
          </table:table-cell>
          <table:table-cell/>
        </table:table-row>
        <table:table-row table:style-name="ro1">
          <table:covered-table-cell table:style-name="ce2"/>
          <table:table-cell office:value-type="float" office:value="5" calcext:value-type="float">
            <text:p>5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D36]*10" office:value-type="float" office:value="21.5" calcext:value-type="float">
            <text:p>21,5</text:p>
          </table:table-cell>
          <table:table-cell/>
        </table:table-row>
        <table:table-row table:style-name="ro1">
          <table:covered-table-cell table:style-name="ce2"/>
          <table:table-cell office:value-type="float" office:value="10" calcext:value-type="float">
            <text:p>10</text:p>
          </table:table-cell>
          <table:table-cell/>
          <table:table-cell office:value-type="float" office:value="1.74" calcext:value-type="float">
            <text:p>1,74</text:p>
          </table:table-cell>
          <table:table-cell table:formula="of:=[.D37]*10" office:value-type="float" office:value="17.4" calcext:value-type="float">
            <text:p>17,4</text:p>
          </table:table-cell>
          <table:table-cell/>
        </table:table-row>
        <table:table-row table:style-name="ro1">
          <table:covered-table-cell table:style-name="ce2"/>
          <table:table-cell office:value-type="float" office:value="15" calcext:value-type="float">
            <text:p>15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D38]*10" office:value-type="float" office:value="16.6" calcext:value-type="float">
            <text:p>16,6</text:p>
          </table:table-cell>
          <table:table-cell/>
        </table:table-row>
        <table:table-row table:style-name="ro1">
          <table:covered-table-cell table:style-name="ce2"/>
          <table:table-cell office:value-type="float" office:value="20" calcext:value-type="float">
            <text:p>20</text:p>
          </table:table-cell>
          <table:table-cell/>
          <table:table-cell office:value-type="float" office:value="1.44" calcext:value-type="float">
            <text:p>1,44</text:p>
          </table:table-cell>
          <table:table-cell table:formula="of:=[.D39]*10" office:value-type="float" office:value="14.4" calcext:value-type="float">
            <text:p>14,4</text:p>
          </table:table-cell>
          <table:table-cell/>
        </table:table-row>
        <table:table-row table:style-name="ro1">
          <table:covered-table-cell table:style-name="ce2"/>
          <table:table-cell office:value-type="float" office:value="25" calcext:value-type="float">
            <text:p>25</text:p>
          </table:table-cell>
          <table:table-cell/>
          <table:table-cell office:value-type="float" office:value="1.44" calcext:value-type="float">
            <text:p>1,44</text:p>
          </table:table-cell>
          <table:table-cell table:formula="of:=[.D40]*10" office:value-type="float" office:value="14.4" calcext:value-type="float">
            <text:p>14,4</text:p>
          </table:table-cell>
          <table:table-cell/>
        </table:table-row>
        <table:table-row table:style-name="ro1">
          <table:covered-table-cell table:style-name="ce2"/>
          <table:table-cell office:value-type="float" office:value="30" calcext:value-type="float">
            <text:p>30</text:p>
          </table:table-cell>
          <table:table-cell/>
          <table:table-cell office:value-type="float" office:value="1.31" calcext:value-type="float">
            <text:p>1,31</text:p>
          </table:table-cell>
          <table:table-cell table:formula="of:=[.D41]*10" office:value-type="float" office:value="13.1" calcext:value-type="float">
            <text:p>13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1:54:02.8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2:26:07.761000000</meta:creation-date>
    <dc:date>2015-09-06T12:39:41.188000000</dc:date>
    <meta:editing-duration>PT2H57S</meta:editing-duration>
    <meta:editing-cycles>14</meta:editing-cycles>
    <meta:generator>LibreOffice/4.4.1.2$Windows_x86 LibreOffice_project/45e2de17089c24a1fa810c8f975a7171ba4cd432</meta:generator>
    <meta:document-statistic meta:table-count="2" meta:cell-count="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Grassetto" style:font-family-generic="roman"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 draw:opacity="42%"/>
      <style:text-properties fo:font-size="13pt" fo:font-weight="bold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40" chart:interval-major="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" chart:maximum="4" chart:origin="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9" style:family="chart">
      <style:chart-properties style:rotation-angle="90"/>
      <style:text-properties fo:font-size="15pt" fo:font-weight="bold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ccff99" draw:fill-color="#ccff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53cm" svg:height="11.369cm" xlink:href=".." xlink:type="simple" chart:class="chart:scatter" chart:style-name="ch1">
        <chart:title svg:x="1.436cm" svg:y="0.548cm" chart:style-name="ch2">
          <text:p>MSE [10e6] vs # neurons vs spread</text:p>
        </chart:title>
        <chart:legend svg:x="0cm" svg:y="0cm" style:legend-expansion="custom" chartooo:width="5.788cm" chartooo:height="3.724cm" style:legend-expansion-aspect-ratio="1.55424274973147" chart:style-name="ch3"/>
        <chart:plot-area chart:style-name="ch4" table:cell-range-address="'MSE RBF part daily'.C3:'MSE RBF part daily'.C10 'MSE RBF part daily'.M2:'MSE RBF part daily'.M7 'MSE RBF part daily'.I3:'MSE RBF part daily'.J10 'MSE RBF part daily'.I12:'MSE RBF part daily'.I16 'MSE RBF part daily'.I18:'MSE RBF part daily'.I23 'MSE RBF part daily'.I25:'MSE RBF part daily'.I30 'MSE RBF part daily'.I32:'MSE RBF part daily'.I37" chart:data-source-has-labels="row" svg:x="1.164cm" svg:y="2.016cm" svg:width="11.391cm" svg:height="7.103cm">
          <chartooo:coordinate-region svg:x="1.997cm" svg:y="2.242cm" svg:width="10.371cm" svg:height="6.23cm"/>
          <chart:axis chart:dimension="x" chart:name="primary-x" chart:style-name="ch5">
            <chart:title svg:x="4.981cm" svg:y="8.987cm" chart:style-name="ch6">
              <text:p># neurons</text:p>
            </chart:title>
            <chart:grid chart:style-name="ch7" chart:class="major"/>
          </chart:axis>
          <chart:axis chart:dimension="y" chart:name="primary-y" chart:style-name="ch8">
            <chart:title svg:x="0.304cm" svg:y="6.895cm" chart:style-name="ch9">
              <text:p>MSE [10e6]</text:p>
            </chart:title>
            <chart:grid chart:style-name="ch7" chart:class="major"/>
          </chart:axis>
          <chart:series chart:style-name="ch10" chart:values-cell-range-address="'MSE RBF part daily'.I3:'MSE RBF part daily'.I10" chart:label-cell-address="'MSE RBF part daily'.M3:'MSE RBF part daily'.M3" chart:class="chart:scatter">
            <chart:domain table:cell-range-address="'MSE RBF part daily'.C3:'MSE RBF part daily'.C10"/>
            <chart:data-point chart:repeated="8"/>
          </chart:series>
          <chart:series chart:style-name="ch11" chart:values-cell-range-address="'MSE RBF part daily'.I12:'MSE RBF part daily'.I16" chart:label-cell-address="'MSE RBF part daily'.M4:'MSE RBF part daily'.M4" chart:class="chart:scatter">
            <chart:domain table:cell-range-address="'MSE RBF part daily'.C12:'MSE RBF part daily'.C16"/>
            <chart:data-point chart:repeated="5"/>
          </chart:series>
          <chart:series chart:style-name="ch12" chart:values-cell-range-address="'MSE RBF part daily'.I18:'MSE RBF part daily'.I23" chart:label-cell-address="'MSE RBF part daily'.M5:'MSE RBF part daily'.M5" chart:class="chart:scatter">
            <chart:domain table:cell-range-address="'MSE RBF part daily'.C18:'MSE RBF part daily'.C23"/>
            <chart:data-point chart:repeated="6"/>
          </chart:series>
          <chart:series chart:style-name="ch13" chart:values-cell-range-address="'MSE RBF part daily'.I25:'MSE RBF part daily'.I30" chart:label-cell-address="'MSE RBF part daily'.M6:'MSE RBF part daily'.M6" chart:class="chart:scatter">
            <chart:domain table:cell-range-address="'MSE RBF part daily'.C25:'MSE RBF part daily'.C30"/>
            <chart:data-point chart:repeated="6"/>
          </chart:series>
          <chart:series chart:style-name="ch14" chart:values-cell-range-address="'MSE RBF part daily'.I32:'MSE RBF part daily'.I37" chart:label-cell-address="'MSE RBF part daily'.M7:'MSE RBF part daily'.M7" chart:class="chart:scatter">
            <chart:domain table:cell-range-address="'MSE RBF part daily'.C32:'MSE RBF part daily'.C37"/>
            <chart:data-point chart:repeated="6"/>
          </chart:series>
          <chart:series chart:style-name="ch15" chart:values-cell-range-address="'MSE RBF part daily'.J3:'MSE RBF part daily'.J10" chart:label-cell-address="'MSE RBF part daily'.M2:'MSE RBF part daily'.M2" chart:class="chart:scatter">
            <chart:domain table:cell-range-address="'MSE RBF part daily'.K3:'MSE RBF part daily'.K4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Spread = 0.2</text:p>
                <draw:g>
                  <svg:desc>'MSE RBF part daily'.M3:'MSE RBF part daily'.M3</svg:desc>
                </draw:g>
              </table:table-cell>
              <table:table-cell office:value-type="string">
                <text:p>Colonna C</text:p>
              </table:table-cell>
              <table:table-cell office:value-type="string">
                <text:p>Spread = 0.4</text:p>
                <draw:g>
                  <svg:desc>'MSE RBF part daily'.M4:'MSE RBF part daily'.M4</svg:desc>
                </draw:g>
              </table:table-cell>
              <table:table-cell office:value-type="string">
                <text:p>Colonna C</text:p>
              </table:table-cell>
              <table:table-cell office:value-type="string">
                <text:p>Spread = 0.6</text:p>
                <draw:g>
                  <svg:desc>'MSE RBF part daily'.M5:'MSE RBF part daily'.M5</svg:desc>
                </draw:g>
              </table:table-cell>
              <table:table-cell office:value-type="string">
                <text:p>Colonna C</text:p>
              </table:table-cell>
              <table:table-cell office:value-type="string">
                <text:p>Spread = 0.8</text:p>
                <draw:g>
                  <svg:desc>'MSE RBF part daily'.M6:'MSE RBF part daily'.M6</svg:desc>
                </draw:g>
              </table:table-cell>
              <table:table-cell office:value-type="string">
                <text:p>Colonna C</text:p>
              </table:table-cell>
              <table:table-cell office:value-type="string">
                <text:p>Spread = 1</text:p>
                <draw:g>
                  <svg:desc>'MSE RBF part daily'.M7:'MSE RBF part daily'.M7</svg:desc>
                </draw:g>
              </table:table-cell>
              <table:table-cell office:value-type="string">
                <text:p>Colonna K</text:p>
              </table:table-cell>
              <table:table-cell office:value-type="string">
                <text:p>MSE best features</text:p>
                <draw:g>
                  <svg:desc>'MSE RBF part daily'.M2:'MSE RBF part daily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SE RBF part daily'.C3:'MSE RBF part daily'.C10</svg:desc>
                </draw:g>
              </table:table-cell>
              <table:table-cell office:value-type="float" office:value="3.7168">
                <text:p>3.7168</text:p>
                <draw:g>
                  <svg:desc>'MSE RBF part daily'.I3:'MSE RBF part daily'.I10</svg:desc>
                </draw:g>
              </table:table-cell>
              <table:table-cell office:value-type="float" office:value="0">
                <text:p>0</text:p>
                <draw:g>
                  <svg:desc>'MSE RBF part daily'.C12:'MSE RBF part daily'.C16</svg:desc>
                </draw:g>
              </table:table-cell>
              <table:table-cell office:value-type="float" office:value="3.71526666666667">
                <text:p>3.71526666666667</text:p>
                <draw:g>
                  <svg:desc>'MSE RBF part daily'.I12:'MSE RBF part daily'.I16</svg:desc>
                </draw:g>
              </table:table-cell>
              <table:table-cell office:value-type="float" office:value="0">
                <text:p>0</text:p>
                <draw:g>
                  <svg:desc>'MSE RBF part daily'.C18:'MSE RBF part daily'.C23</svg:desc>
                </draw:g>
              </table:table-cell>
              <table:table-cell office:value-type="float" office:value="3.71526666666667">
                <text:p>3.71526666666667</text:p>
                <draw:g>
                  <svg:desc>'MSE RBF part daily'.I18:'MSE RBF part daily'.I23</svg:desc>
                </draw:g>
              </table:table-cell>
              <table:table-cell office:value-type="float" office:value="0">
                <text:p>0</text:p>
                <draw:g>
                  <svg:desc>'MSE RBF part daily'.C25:'MSE RBF part daily'.C30</svg:desc>
                </draw:g>
              </table:table-cell>
              <table:table-cell office:value-type="float" office:value="3.71526666666667">
                <text:p>3.71526666666667</text:p>
                <draw:g>
                  <svg:desc>'MSE RBF part daily'.I25:'MSE RBF part daily'.I30</svg:desc>
                </draw:g>
              </table:table-cell>
              <table:table-cell office:value-type="float" office:value="0">
                <text:p>0</text:p>
                <draw:g>
                  <svg:desc>'MSE RBF part daily'.C32:'MSE RBF part daily'.C37</svg:desc>
                </draw:g>
              </table:table-cell>
              <table:table-cell office:value-type="float" office:value="3.7154">
                <text:p>3.7154</text:p>
                <draw:g>
                  <svg:desc>'MSE RBF part daily'.I32:'MSE RBF part daily'.I37</svg:desc>
                </draw:g>
              </table:table-cell>
              <table:table-cell office:value-type="float" office:value="0">
                <text:p>0</text:p>
                <draw:g>
                  <svg:desc>'MSE RBF part daily'.K3:'MSE RBF part daily'.K4</svg:desc>
                </draw:g>
              </table:table-cell>
              <table:table-cell office:value-type="float" office:value="1.26">
                <text:p>1.26</text:p>
                <draw:g>
                  <svg:desc>'MSE RBF part daily'.J3:'MSE RBF part daily'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4176666666667">
                <text:p>2.84176666666667</text:p>
              </table:table-cell>
              <table:table-cell office:value-type="float" office:value="5">
                <text:p>5</text:p>
              </table:table-cell>
              <table:table-cell office:value-type="float" office:value="2.89">
                <text:p>2.89</text:p>
              </table:table-cell>
              <table:table-cell office:value-type="float" office:value="5">
                <text:p>5</text:p>
              </table:table-cell>
              <table:table-cell office:value-type="float" office:value="2.90535666666667">
                <text:p>2.90535666666667</text:p>
              </table:table-cell>
              <table:table-cell office:value-type="float" office:value="5">
                <text:p>5</text:p>
              </table:table-cell>
              <table:table-cell office:value-type="float" office:value="2.49363333333333">
                <text:p>2.49363333333333</text:p>
              </table:table-cell>
              <table:table-cell office:value-type="float" office:value="5">
                <text:p>5</text:p>
              </table:table-cell>
              <table:table-cell office:value-type="float" office:value="2.43482666666667">
                <text:p>2.43482666666667</text:p>
              </table:table-cell>
              <table:table-cell office:value-type="float" office:value="40">
                <text:p>4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7924">
                <text:p>1.7924</text:p>
              </table:table-cell>
              <table:table-cell office:value-type="float" office:value="10">
                <text:p>10</text:p>
              </table:table-cell>
              <table:table-cell office:value-type="float" office:value="2.163">
                <text:p>2.163</text:p>
              </table:table-cell>
              <table:table-cell office:value-type="float" office:value="10">
                <text:p>10</text:p>
              </table:table-cell>
              <table:table-cell office:value-type="float" office:value="2.19191">
                <text:p>2.19191</text:p>
              </table:table-cell>
              <table:table-cell office:value-type="float" office:value="10">
                <text:p>10</text:p>
              </table:table-cell>
              <table:table-cell office:value-type="float" office:value="2.0608">
                <text:p>2.0608</text:p>
              </table:table-cell>
              <table:table-cell office:value-type="float" office:value="10">
                <text:p>10</text:p>
              </table:table-cell>
              <table:table-cell office:value-type="float" office:value="1.69058333333333">
                <text:p>1.69058333333333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5757">
                <text:p>1.5757</text:p>
              </table:table-cell>
              <table:table-cell office:value-type="float" office:value="15">
                <text:p>15</text:p>
              </table:table-cell>
              <table:table-cell office:value-type="float" office:value="1.43948666666667">
                <text:p>1.43948666666667</text:p>
              </table:table-cell>
              <table:table-cell office:value-type="float" office:value="15">
                <text:p>15</text:p>
              </table:table-cell>
              <table:table-cell office:value-type="float" office:value="1.72520666666667">
                <text:p>1.72520666666667</text:p>
              </table:table-cell>
              <table:table-cell office:value-type="float" office:value="15">
                <text:p>15</text:p>
              </table:table-cell>
              <table:table-cell office:value-type="float" office:value="1.75114666666667">
                <text:p>1.75114666666667</text:p>
              </table:table-cell>
              <table:table-cell office:value-type="float" office:value="15">
                <text:p>15</text:p>
              </table:table-cell>
              <table:table-cell office:value-type="float" office:value="1.497">
                <text:p>1.497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51303333333333">
                <text:p>1.51303333333333</text:p>
              </table:table-cell>
              <table:table-cell office:value-type="float" office:value="20">
                <text:p>20</text:p>
              </table:table-cell>
              <table:table-cell office:value-type="float" office:value="1.23361333333333">
                <text:p>1.23361333333333</text:p>
              </table:table-cell>
              <table:table-cell office:value-type="float" office:value="20">
                <text:p>20</text:p>
              </table:table-cell>
              <table:table-cell office:value-type="float" office:value="1.35351333333333">
                <text:p>1.35351333333333</text:p>
              </table:table-cell>
              <table:table-cell office:value-type="float" office:value="20">
                <text:p>20</text:p>
              </table:table-cell>
              <table:table-cell office:value-type="float" office:value="1.40413333333333">
                <text:p>1.40413333333333</text:p>
              </table:table-cell>
              <table:table-cell office:value-type="float" office:value="20">
                <text:p>20</text:p>
              </table:table-cell>
              <table:table-cell office:value-type="float" office:value="1.38968333333333">
                <text:p>1.38968333333333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43533333333333">
                <text:p>1.435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25360666666667">
                <text:p>1.25360666666667</text:p>
              </table:table-cell>
              <table:table-cell office:value-type="float" office:value="25">
                <text:p>25</text:p>
              </table:table-cell>
              <table:table-cell office:value-type="float" office:value="1.2893">
                <text:p>1.2893</text:p>
              </table:table-cell>
              <table:table-cell office:value-type="float" office:value="25">
                <text:p>25</text:p>
              </table:table-cell>
              <table:table-cell office:value-type="float" office:value="1.2931">
                <text:p>1.2931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36313333333333">
                <text:p>1.3631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29631666666667">
                <text:p>1.2963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7cm" svg:height="14.416cm" xlink:href=".." xlink:type="simple" chart:class="chart:scatter" chart:style-name="ch1">
        <chart:title svg:x="5.622cm" svg:y="0.425cm" chart:style-name="ch2">
          <text:p>Average MSE [1e3] vs #neurons vs spread</text:p>
        </chart:title>
        <chart:legend chart:legend-position="end" svg:x="21.445cm" svg:y="5.435cm" style:legend-expansion="high" chart:style-name="ch3"/>
        <chart:plot-area chart:style-name="ch4" table:cell-range-address="'MSE RBF hourly'.D27:'MSE RBF hourly'.E33 'MSE RBF hourly'.B3:'MSE RBF hourly'.B9 'MSE RBF hourly'.F3:'MSE RBF hourly'.F7 'MSE RBF hourly'.E3:'MSE RBF hourly'.E9 'MSE RBF hourly'.E11:'MSE RBF hourly'.E17 'MSE RBF hourly'.E19:'MSE RBF hourly'.E25 'MSE RBF hourly'.E35:'MSE RBF hourly'.E41" chart:data-source-has-labels="both" svg:x="1.949cm" svg:y="1.781cm" svg:width="18.338cm" svg:height="11.268cm">
          <chartooo:coordinate-region svg:x="2.782cm" svg:y="2.073cm" svg:width="17.212cm" svg:height="10.144cm"/>
          <chart:axis chart:dimension="x" chart:name="primary-x" chart:style-name="ch5" chartooo:axis-type="auto">
            <chart:title svg:x="9.766cm" svg:y="13.337cm" chart:style-name="ch6">
              <text:p># neurons</text:p>
            </chart:title>
            <chart:categories table:cell-range-address="'MSE RBF hourly'.D27:'MSE RBF hourly'.D33"/>
          </chart:axis>
          <chart:axis chart:dimension="y" chart:name="primary-y" chart:style-name="ch7">
            <chart:title svg:x="0.528cm" svg:y="8.78cm" chart:style-name="ch8">
              <text:p>MSE [1e3]</text:p>
            </chart:title>
            <chart:grid chart:style-name="ch9" chart:class="major"/>
          </chart:axis>
          <chart:series chart:style-name="ch10" chart:values-cell-range-address="'MSE RBF hourly'.E3:'MSE RBF hourly'.E9" chart:label-cell-address="'MSE RBF hourly'.F3:'MSE RBF hourly'.F3" chart:class="chart:scatter">
            <chart:domain table:cell-range-address="'MSE RBF hourly'.B3:'MSE RBF hourly'.B9"/>
            <chart:data-point chart:repeated="7"/>
          </chart:series>
          <chart:series chart:style-name="ch11" chart:values-cell-range-address="'MSE RBF hourly'.E11:'MSE RBF hourly'.E17" chart:label-cell-address="'MSE RBF hourly'.F4:'MSE RBF hourly'.F4" chart:class="chart:scatter">
            <chart:domain table:cell-range-address="'MSE RBF hourly'.B11:'MSE RBF hourly'.B17"/>
            <chart:data-point chart:repeated="7"/>
          </chart:series>
          <chart:series chart:style-name="ch12" chart:values-cell-range-address="'MSE RBF hourly'.E19:'MSE RBF hourly'.E25" chart:label-cell-address="'MSE RBF hourly'.F5:'MSE RBF hourly'.F5" chart:class="chart:scatter">
            <chart:domain table:cell-range-address="'MSE RBF hourly'.B19:'MSE RBF hourly'.B25"/>
            <chart:data-point chart:repeated="7"/>
          </chart:series>
          <chart:series chart:style-name="ch13" chart:values-cell-range-address="'MSE RBF hourly'.E27:'MSE RBF hourly'.E33" chart:label-cell-address="'MSE RBF hourly'.F6:'MSE RBF hourly'.F6" chart:class="chart:scatter">
            <chart:domain table:cell-range-address="'MSE RBF hourly'.B27:'MSE RBF hourly'.B33"/>
            <chart:data-point chart:repeated="7"/>
          </chart:series>
          <chart:series chart:style-name="ch14" chart:values-cell-range-address="'MSE RBF hourly'.E35:'MSE RBF hourly'.E41" chart:label-cell-address="'MSE RBF hourly'.F7:'MSE RBF hourly'.F7" chart:class="chart:scatter">
            <chart:domain table:cell-range-address="'MSE RBF hourly'.B35:'MSE RBF hourly'.B41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Spread = 0.2</text:p>
                <draw:g>
                  <svg:desc>'MSE RBF hourly'.F3:'MSE RBF hourly'.F3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Spread = 0.4</text:p>
                <draw:g>
                  <svg:desc>'MSE RBF hourly'.F4:'MSE RBF hourly'.F4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Spread = 0.6</text:p>
                <draw:g>
                  <svg:desc>'MSE RBF hourly'.F5:'MSE RBF hourly'.F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Spread = 0.8</text:p>
                <draw:g>
                  <svg:desc>'MSE RBF hourly'.F6:'MSE RBF hourly'.F6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Spread = 1</text:p>
                <draw:g>
                  <svg:desc>'MSE RBF hourly'.F7:'MSE RBF hourly'.F7</svg:desc>
                </draw:g>
              </table:table-cell>
            </table:table-row>
          </table:table-header-rows>
          <table:table-rows>
            <table:table-row>
              <table:table-cell office:value-type="float" office:value="3.33">
                <text:p/>
                <draw:g>
                  <svg:desc>'MSE RBF hourly'.D27:'MSE RBF hourly'.D33</svg:desc>
                </draw:g>
              </table:table-cell>
              <table:table-cell office:value-type="float" office:value="0">
                <text:p>0</text:p>
                <draw:g>
                  <svg:desc>'MSE RBF hourly'.B3:'MSE RBF hourly'.B9</svg:desc>
                </draw:g>
              </table:table-cell>
              <table:table-cell office:value-type="float" office:value="33.3">
                <text:p>33.3</text:p>
                <draw:g>
                  <svg:desc>'MSE RBF hourly'.E3:'MSE RBF hourly'.E9</svg:desc>
                </draw:g>
              </table:table-cell>
              <table:table-cell office:value-type="float" office:value="0">
                <text:p>0</text:p>
                <draw:g>
                  <svg:desc>'MSE RBF hourly'.B11:'MSE RBF hourly'.B17</svg:desc>
                </draw:g>
              </table:table-cell>
              <table:table-cell office:value-type="float" office:value="33.3">
                <text:p>33.3</text:p>
                <draw:g>
                  <svg:desc>'MSE RBF hourly'.E11:'MSE RBF hourly'.E17</svg:desc>
                </draw:g>
              </table:table-cell>
              <table:table-cell office:value-type="float" office:value="0">
                <text:p>0</text:p>
                <draw:g>
                  <svg:desc>'MSE RBF hourly'.B19:'MSE RBF hourly'.B25</svg:desc>
                </draw:g>
              </table:table-cell>
              <table:table-cell office:value-type="float" office:value="33.3">
                <text:p>33.3</text:p>
                <draw:g>
                  <svg:desc>'MSE RBF hourly'.E19:'MSE RBF hourly'.E25</svg:desc>
                </draw:g>
              </table:table-cell>
              <table:table-cell office:value-type="float" office:value="0">
                <text:p>0</text:p>
                <draw:g>
                  <svg:desc>'MSE RBF hourly'.B27:'MSE RBF hourly'.B33</svg:desc>
                </draw:g>
              </table:table-cell>
              <table:table-cell office:value-type="float" office:value="33.3">
                <text:p>33.3</text:p>
                <draw:g>
                  <svg:desc>'MSE RBF hourly'.E27:'MSE RBF hourly'.E33</svg:desc>
                </draw:g>
              </table:table-cell>
              <table:table-cell office:value-type="float" office:value="0">
                <text:p>0</text:p>
                <draw:g>
                  <svg:desc>'MSE RBF hourly'.B35:'MSE RBF hourly'.B41</svg:desc>
                </draw:g>
              </table:table-cell>
              <table:table-cell office:value-type="float" office:value="33.3">
                <text:p>33.3</text:p>
                <draw:g>
                  <svg:desc>'MSE RBF hourly'.E35:'MSE RBF hourly'.E41</svg:desc>
                </draw:g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1.5">
                <text:p>21.5</text:p>
              </table:table-cell>
              <table:table-cell office:value-type="float" office:value="5">
                <text:p>5</text:p>
              </table:table-cell>
              <table:table-cell office:value-type="float" office:value="18.9">
                <text:p>18.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9.8">
                <text:p>19.8</text:p>
              </table:table-cell>
              <table:table-cell office:value-type="float" office:value="5">
                <text:p>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8.1">
                <text:p>18.1</text:p>
              </table:table-cell>
              <table:table-cell office:value-type="float" office:value="10">
                <text:p>10</text:p>
              </table:table-cell>
              <table:table-cell office:value-type="float" office:value="17.2">
                <text:p>17.2</text:p>
              </table:table-cell>
              <table:table-cell office:value-type="float" office:value="10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10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">
                <text:p>15</text:p>
              </table:table-cell>
              <table:table-cell office:value-type="float" office:value="16.3">
                <text:p>16.3</text:p>
              </table:table-cell>
              <table:table-cell office:value-type="float" office:value="15">
                <text:p>15</text:p>
              </table:table-cell>
              <table:table-cell office:value-type="float" office:value="16.3">
                <text:p>16.3</text:p>
              </table:table-cell>
              <table:table-cell office:value-type="float" office:value="15">
                <text:p>15</text:p>
              </table:table-cell>
              <table:table-cell office:value-type="float" office:value="17.2">
                <text:p>17.2</text:p>
              </table:table-cell>
              <table:table-cell office:value-type="float" office:value="15">
                <text:p>1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4.9">
                <text:p>14.9</text:p>
              </table:table-cell>
              <table:table-cell office:value-type="float" office:value="20">
                <text:p>20</text:p>
              </table:table-cell>
              <table:table-cell office:value-type="float" office:value="15.9">
                <text:p>15.9</text:p>
              </table:table-cell>
              <table:table-cell office:value-type="float" office:value="20">
                <text:p>20</text:p>
              </table:table-cell>
              <table:table-cell office:value-type="float" office:value="15.8">
                <text:p>15.8</text:p>
              </table:table-cell>
              <table:table-cell office:value-type="float" office:value="20">
                <text:p>20</text:p>
              </table:table-cell>
              <table:table-cell office:value-type="float" office:value="16.6">
                <text:p>16.6</text:p>
              </table:table-cell>
              <table:table-cell office:value-type="float" office:value="20">
                <text:p>2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.63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3.7">
                <text:p>13.7</text:p>
              </table:table-cell>
              <table:table-cell office:value-type="float" office:value="25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25">
                <text:p>25</text:p>
              </table:table-cell>
              <table:table-cell office:value-type="float" office:value="15.4">
                <text:p>15.4</text:p>
              </table:table-cell>
              <table:table-cell office:value-type="float" office:value="25">
                <text:p>25</text:p>
              </table:table-cell>
              <table:table-cell office:value-type="float" office:value="16.3">
                <text:p>16.3</text:p>
              </table:table-cell>
              <table:table-cell office:value-type="float" office:value="25">
                <text:p>2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.61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3.1">
                <text:p>13.1</text:p>
              </table:table-cell>
              <table:table-cell office:value-type="float" office:value="30">
                <text:p>30</text:p>
              </table:table-cell>
              <table:table-cell office:value-type="float" office:value="14.8">
                <text:p>14.8</text:p>
              </table:table-cell>
              <table:table-cell office:value-type="float" office:value="30">
                <text:p>30</text:p>
              </table:table-cell>
              <table:table-cell office:value-type="float" office:value="14.8">
                <text:p>14.8</text:p>
              </table:table-cell>
              <table:table-cell office:value-type="float" office:value="30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30">
                <text:p>30</text:p>
              </table:table-cell>
              <table:table-cell office:value-type="float" office:value="13.1">
                <text:p>1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